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XLNet is a variant of the Transformer architecture, a type of neural network architecture that has been highly successful in natural language processing (NLP) tasks. XLNet, like other Transformer-based models, generates text through a process called autoregressive generation.</text:p>
      <text:p text:style-name="Text_20_body">Here's a simplified explanation of how XLNet generates text:</text:p>
      <text:list xml:id="list3457010997" text:style-name="L1">
        <text:list-item>
          <text:p text:style-name="P1"><text:span text:style-name="Strong_20_Emphasis">Tokenization</text:span>: The input text is tokenized into smaller units, typically words or subwords, which are then converted into numerical representations using an embedding layer.</text:p>
        </text:list-item>
        <text:list-item>
          <text:p text:style-name="P1"><text:span text:style-name="Strong_20_Emphasis">Self-Attention Mechanism</text:span>: XLNet, like other Transformer models, utilizes a self-attention mechanism that allows it to weigh the importance of different words in a sentence relative to each other. This mechanism helps the model capture dependencies between words in a more efficient way than traditional recurrent neural networks.</text:p>
        </text:list-item>
        <text:list-item>
          <text:p text:style-name="P1"><text:span text:style-name="Strong_20_Emphasis">Layer Stacking</text:span>: XLNet consists of multiple layers of self-attention and feedforward neural networks stacked on top of each other. Each layer refines the representations of the input text.</text:p>
        </text:list-item>
        <text:list-item>
          <text:p text:style-name="P1"><text:span text:style-name="Strong_20_Emphasis">Masked Autoregressive Generation</text:span>: During text generation, XLNet predicts the next token in the sequence autoregressively, meaning it predicts one token at a time while conditioning on the previously generated tokens. XLNet uses a variant of autoregressive generation called masked autoregressive generation. In this process, the model masks out (hides) some of the tokens in the input sequence and then predicts these masked tokens.</text:p>
        </text:list-item>
        <text:list-item>
          <text:p text:style-name="P1"><text:span text:style-name="Strong_20_Emphasis">Sampling</text:span>: XLNet generates text by sampling from the probability distribution over the vocabulary for the next token. This sampling can be done in different ways, such as greedy decoding (choosing the token with the highest probability at each step) or using techniques like beam search to explore multiple possible continuations.</text:p>
        </text:list-item>
        <text:list-item>
          <text:p text:style-name="P1"><text:span text:style-name="Strong_20_Emphasis">Repetition and Diversity Control</text:span>: To control for issues like repetitive or nonsensical outputs, XLNet (and similar models) often incorporate techniques such as nucleus sampling or temperature scaling. These techniques help to balance between generating diverse and coherent text.</text:p>
        </text:list-item>
      </text:list>
      <text:p text:style-name="Text_20_body">XLNet generates text by leveraging its learned representations of language to predict the next token in a sequence, conditioning on both the input text and the tokens it has previously generated. This process allows XLNet to produce human-like text for various NLP tasks, including language modeling, text generation, translation, and mor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6T16:17:48.578431479</meta:creation-date>
    <dc:date>2024-02-26T16:18:31.994480253</dc:date>
    <meta:editing-duration>PT43S</meta:editing-duration>
    <meta:editing-cycles>1</meta:editing-cycles>
    <meta:document-statistic meta:table-count="0" meta:image-count="0" meta:object-count="0" meta:page-count="1" meta:paragraph-count="9" meta:word-count="354" meta:character-count="2416" meta:non-whitespace-character-count="2077"/>
    <meta:generator>LibreOffice/7.0.4.2$Linux_X86_64 LibreOffice_project/00$Build-2</meta:generator>
  </office:meta>
</office:document-meta>
</file>